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1" style:family="text">
      <style:text-properties style:font-name="Liberation Serif" officeooo:rsid="00215fce" style:font-name-asian="Liberation Serif" style:font-name-complex="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ssignment 1<text:tab/>Name: Brandon Weathers</text:p>
      <text:p text:style-name="Standard">1. Install the lastest version of the following browsers (or the browser of your choice). Plase check the checkbox and write down the version of your browser once you are done. You need to have to least three different browsers to test your program.</text:p>
      <text:p text:style-name="Standard"><text:tab/><text:span text:style-name="T1">□</text:span> Internet Explorer or Microsoft Edge, or Safari: Microsoft Edge version 127.0.2651.111</text:p>
      <text:p text:style-name="Standard"><text:tab/>□ Firefox or any other browser: Firefox version 129.0.2 (64-bit)</text:p>
      <text:p text:style-name="Standard"><text:tab/>□ Chrome: 118.0.5993.80</text:p>
      <text:p text:style-name="Standard"/>
      <text:p text:style-name="Standard">2. Please create the following folders in your main website directory.</text:p>
      <text:p text:style-name="Standard"><text:tab/>□ doc</text:p>
      <text:p text:style-name="Standard"><text:tab/>□ img</text:p>
      <text:p text:style-name="Standard"><text:tab/>□ css</text:p>
      <text:p text:style-name="Standard"><text:tab/>□ js</text:p>
      <text:p text:style-name="Standard">3. Please create an HTML5 document that is:</text:p>
      <text:p text:style-name="Standard"><text:tab/>□ Named "index.html"</text:p>
      <text:p text:style-name="Standard"><text:tab/>□ Has the title of CSCI225 HOmepage of Brandon Weathers</text:p>
      <text:p text:style-name="Standard"><text:tab/>□ Contains an unordered list of at least five items - DIV box with class name navbar with:</text:p>
      <text:p text:style-name="Standard"><text:tab/><text:tab/>□ Hyperlink to USCA main website</text:p>
      <text:p text:style-name="Standard"><text:tab/><text:tab/>□ Interal link to Assignment Section</text:p>
      <text:p text:style-name="Standard"><text:tab/><text:tab/>□ Internal link to Contact Information Section</text:p>
      <text:p text:style-name="Standard"><text:tab/><text:tab/>□ Other links of your choice (personal github readme)</text:p>
      <text:p text:style-name="Standard"><text:tab/><text:tab/>□ Other links of your choice (FOSS wikipedia page)</text:p>
      <text:p text:style-name="Standard"><text:tab/>□ Contains an Introduction Section - DIV box class name introduction</text:p>
      <text:p text:style-name="Standard"><text:tab/><text:tab/>□ Use h1 of Section Title "Introduction"</text:p>
      <text:p text:style-name="Standard"><text:tab/><text:tab/>□ Use p for a paragraph that contains a brief introduction (At least four of five sentences) about yourself.</text:p>
      <text:p text:style-name="Standard"><text:tab/><text:tab/>□ Use IMG to insert a pictures of your choice in this section</text:p>
      <text:p text:style-name="Standard"><text:tab/>□ Contains an Assignment Section - DIV box with class name assignment</text:p>
      <text:p text:style-name="Standard"><text:tab/><text:tab/>□ Use h1 of Section Title "Assignment"</text:p>
      <text:p text:style-name="Standard"><text:tab/><text:tab/>□ Contains an ordered list of homework assignments. The first item is a link to Assignment1.pdf</text:p>
      <text:p text:style-name="Standard"><text:tab/>□ Contains a Portfolio Section - DIV box with class name portfolio </text:p>
      <text:p text:style-name="Standard"><text:tab/><text:tab/>□ Use an h1 for Section "Portfolio "</text:p>
      <text:p text:style-name="Standard"><text:tab/><text:tab/>□ Contains a list of your previous projects</text:p>
      <text:p text:style-name="Standard"><text:tab/><text:tab/>□ Short description of your projects and technical skills involved</text:p>
      <text:p text:style-name="Standard"><text:tab/>□ Contains a Contact Information Section - use address element</text:p>
      <text:p text:style-name="Standard"><text:tab/><text:tab/>□ Use p for Section Title "Contact Information"</text:p>
      <text:p text:style-name="Standard"><text:tab/><text:tab/>□ Contains a mail link to your email address or other contact information that you want to share with the public</text:p>
      <text:p text:style-name="Standard"><text:tab/><text:tab/>□ Please do not put your cell phone and/or home address on the public website</text:p>
      <text:p text:style-name="Standard"><text:tab/>□ Contains a Schedule Section Section</text:p>
      <text:p text:style-name="Standard"><text:tab/><text:tab/>□ Use h1 for Section Title "Schedule"</text:p>
      <text:p text:style-name="Standard"><text:tab/><text:tab/>□ Create a simple table to show your current course schedule (Please do not share your real schedule if you have privacy concerns).</text:p>
      <text:p text:style-name="Standard"><text:tab/><text:tab/>□ You may create a complex table as the one on the back is.</text:p>
      <text:p text:style-name="Standard"><text:tab/>□ Contains a Copyright Section - use footer element</text:p>
      <text:p text:style-name="Standard"><text:tab/>□ Use at least three decoration/editorial tags whcih were not covered in class. Tag name are: marquee, time, fieldset</text:p>
      <text:p text:style-name="Standard"/>
      <text:p text:style-name="Standard"><text:soft-page-break/>4. Before you submit your file, be sure to check this checklist.</text:p>
      <text:p text:style-name="Standard">5. Validate your file through http://validator.w3.org/check</text:p>
      <text:p text:style-name="Standard">6. Upload index.html, Assignment1.pdf, and the image of your choice to your GitHub CSCI225 repository. Please make sure you put them in the right folder.</text:p>
      <text:p text:style-name="Standard">7. Test your submission - go to your course website http://xxxx/github.io/CSCI225 (xxxx is your GitHub username) using all three types of web browsers. Make sure all links are wor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01T22:52:03.245591192</dc:date>
    <meta:editing-duration>PT4M50S</meta:editing-duration>
    <meta:editing-cycles>1</meta:editing-cycles>
    <meta:document-statistic meta:table-count="0" meta:image-count="0" meta:object-count="0" meta:page-count="2" meta:paragraph-count="44" meta:word-count="496" meta:character-count="2908" meta:non-whitespace-character-count="2400"/>
  </office:meta>
</office:document-meta>
</file>